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5c852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420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2" draw:id="id2" draw:layer="layout" svg:width="4.5cm" svg:height="2cm" svg:x="12cm" svg:y="4.5cm">
          <text:p text:style-name="P1"><text:span text:style-name="T1">Coordination_1</text:span></text:p>
        </draw:ellipse>
        <draw:ellipse draw:style-name="gr1" draw:text-style-name="P2" xml:id="id3" draw:id="id3" draw:layer="layout" svg:width="4.5cm" svg:height="2cm" svg:x="15.5cm" svg:y="10.5cm">
          <text:p text:style-name="P1"><text:span text:style-name="T1">Coordination_2</text:span></text:p>
        </draw:ellipse>
        <draw:ellipse draw:style-name="gr1" draw:text-style-name="P2" xml:id="id1" draw:id="id1" draw:layer="layout" svg:width="4.5cm" svg:height="2cm" svg:x="6.5cm" svg:y="10cm">
          <text:p text:style-name="P1"><text:span text:style-name="T1">Coordination_3</text:span></text:p>
        </draw:ellipse>
        <draw:custom-shape draw:style-name="gr2" draw:text-style-name="P3" xml:id="id4" draw:id="id4" draw:layer="layout" svg:width="2cm" svg:height="2cm" svg:x="20.5cm" svg:y="3.5cm">
          <text:p text:style-name="P1"><text:span text:style-name="T2">Disk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5" draw:id="id5" draw:layer="layout" svg:width="2cm" svg:height="1.5cm" svg:x="23cm" svg:y="14.5cm">
          <text:p text:style-name="P1"><text:span text:style-name="T2">Disk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6" draw:id="id6" draw:layer="layout" svg:width="2cm" svg:height="2cm" svg:x="3cm" svg:y="13.5cm">
          <text:p text:style-name="P1"><text:span text:style-name="T2">Disk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draw:type="curve" svg:x1="8.75cm" svg:y1="10cm" svg:x2="12cm" svg:y2="5.5cm" draw:start-shape="id1" draw:start-glue-point="0" draw:end-shape="id2" draw:end-glue-point="3" svg:d="m8750 10000c0-3000 1083-4500 3250-4500">
          <text:p/>
        </draw:connector>
        <draw:connector draw:style-name="gr3" draw:text-style-name="P1" draw:layer="layout" draw:type="curve" svg:x1="16.5cm" svg:y1="5.5cm" svg:x2="17.75cm" svg:y2="10.5cm" draw:start-shape="id2" draw:start-glue-point="1" draw:end-shape="id3" draw:end-glue-point="0" svg:d="m16500 5500c834 0 1250 1666 1250 5000">
          <text:p/>
        </draw:connector>
        <draw:connector draw:style-name="gr3" draw:text-style-name="P1" draw:layer="layout" draw:type="curve" svg:x1="17.75cm" svg:y1="12.5cm" svg:x2="8.75cm" svg:y2="12cm" draw:start-shape="id3" draw:start-glue-point="2" draw:end-shape="id1" svg:d="m17750 12500c0 751-9000 1001-9000-500">
          <text:p/>
        </draw:connector>
        <draw:connector draw:style-name="gr4" draw:text-style-name="P3" draw:layer="layout" draw:type="curve" svg:x1="14.25cm" svg:y1="4.5cm" svg:x2="21.5cm" svg:y2="3.5cm" draw:start-shape="id2" draw:start-glue-point="0" draw:end-shape="id4" svg:d="m14250 4500c0-2251 7250-1751 7250-1000">
          <text:p text:style-name="P1"><text:span text:style-name="T2">persist</text:span></text:p>
        </draw:connector>
        <draw:connector draw:style-name="gr4" draw:text-style-name="P3" draw:layer="layout" draw:type="curve" svg:x1="20cm" svg:y1="11.5cm" svg:x2="24cm" svg:y2="14.5cm" draw:start-shape="id3" draw:start-glue-point="1" draw:end-shape="id5" draw:end-glue-point="5" svg:d="m20000 11500c2667 0 4000 1000 4000 3000">
          <text:p text:style-name="P1"><text:span text:style-name="T2">persist</text:span></text:p>
        </draw:connector>
        <draw:connector draw:style-name="gr4" draw:text-style-name="P3" draw:layer="layout" draw:type="curve" svg:x1="6.5cm" svg:y1="11cm" svg:x2="4cm" svg:y2="13.5cm" draw:start-shape="id1" draw:start-glue-point="3" draw:end-shape="id6" draw:end-glue-point="5" svg:d="m6500 11000c-1667 0-2500 833-2500 2500">
          <text:p text:style-name="P1"><text:span text:style-name="T2">persist</text:span></text:p>
        </draw:connector>
        <draw:custom-shape draw:style-name="gr5" draw:text-style-name="P3" draw:layer="layout" svg:width="1cm" svg:height="0.5cm" svg:x="13.1cm" svg:y="5.9cm">
          <text:p text:style-name="P1"><text:span text:style-name="T2">key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cm" svg:height="0.5cm" svg:x="16.6cm" svg:y="11.8cm">
          <text:p text:style-name="P1"><text:span text:style-name="T2">key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cm" svg:height="0.5cm" svg:x="7.8cm" svg:y="11.4cm">
          <text:p text:style-name="P1"><text:span text:style-name="T2">key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cm" svg:height="0.5cm" svg:x="21cm" svg:y="4.9cm">
          <text:p text:style-name="P1"><text:span text:style-name="T2">key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cm" svg:height="0.5cm" svg:x="14.2cm" svg:y="5.9cm">
          <text:p text:style-name="P1"><text:span text:style-name="T2">key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cm" svg:height="0.5cm" svg:x="17.7cm" svg:y="11.8cm">
          <text:p text:style-name="P1"><text:span text:style-name="T2">key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cm" svg:height="0.5cm" svg:x="8.9cm" svg:y="11.4cm">
          <text:p text:style-name="P1"><text:span text:style-name="T2">key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cm" svg:height="0.5cm" svg:x="3.5cm" svg:y="14.9cm">
          <text:p text:style-name="P1"><text:span text:style-name="T2">key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vanvuuren </meta:initial-creator>
    <meta:creation-date>2011-04-18T15:40:35</meta:creation-date>
    <dc:date>2011-04-18T15:52:33</dc:date>
    <dc:creator>gvanvuuren </dc:creator>
    <meta:editing-duration>PT11M59S</meta:editing-duration>
    <meta:editing-cycles>3</meta:editing-cycles>
    <meta:generator>LibreOffice/3.3$Linux LibreOffice_project/330m19$Build-6</meta:generator>
    <meta:document-statistic meta:object-count="20"/>
  </office:meta>
</office:document-meta>
</file>